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8437in" svg:y="0in" draw:caption-point-x="-0.2402in" draw:caption-point-y="0.0039in">
              <dc:date>2024-11-04T00:00:00</dc:date>
              <text:p text:style-name="P1"><text:span text:style-name="T1">create table</text:span></text:p>
              <text:p text:style-name="P1"><text:span text:style-name="T1">zone name</text:span></text:p>
              <text:p text:style-name="P1"><text:span text:style-name="T1">for gym f1 etc</text:span></text:p>
            </office:annotation>
            <text:p>zone_code</text:p>
          </table:table-cell>
          <table:table-cell office:value-type="string" calcext:value-type="string">
            <text:p>zone_name_code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zn-city-b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zn-city-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zn-city-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zn-city-a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zn-city-g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zn-city-e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liv</text:p>
          </table:table-cell>
          <table:table-cell office:value-type="string" calcext:value-type="string">
            <text:p>zn-city-ol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ian</text:p>
          </table:table-cell>
          <table:table-cell office:value-type="string" calcext:value-type="string">
            <text:p>zn-city-c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maho</text:p>
          </table:table-cell>
          <table:table-cell office:value-type="string" calcext:value-type="string">
            <text:p>zn-city-ma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thor</text:p>
          </table:table-cell>
          <table:table-cell office:value-type="string" calcext:value-type="string">
            <text:p>zn-city-t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er</text:p>
          </table:table-cell>
          <table:table-cell office:value-type="string" calcext:value-type="string">
            <text:p>zn-city-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saf</text:p>
          </table:table-cell>
          <table:table-cell office:value-type="string" calcext:value-type="string">
            <text:p>zn-city-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lav</text:p>
          </table:table-cell>
          <table:table-cell office:value-type="string" calcext:value-type="string">
            <text:p>zn-city-l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ru</text:p>
          </table:table-cell>
          <table:table-cell office:value-type="string" calcext:value-type="string">
            <text:p>zn-city-c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l</text:p>
          </table:table-cell>
          <table:table-cell office:value-type="string" calcext:value-type="string">
            <text:p>zn-city-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fu</text:p>
          </table:table-cell>
          <table:table-cell office:value-type="string" calcext:value-type="string">
            <text:p>zn-city-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ew</text:p>
          </table:table-cell>
          <table:table-cell office:value-type="string" calcext:value-type="string">
            <text:p>zn-city-p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ri</text:p>
          </table:table-cell>
          <table:table-cell office:value-type="string" calcext:value-type="string">
            <text:p>zn-city-v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zn-city-p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vio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aza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gold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gym</text:span>-ecr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gym-thor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gym-ver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misc-harb-oliv</text:p>
          </table:table-cell>
          <table:table-cell office:value-type="string" calcext:value-type="string">
            <text:p>zn-misc-harb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isc-harb-ver</text:p>
          </table:table-cell>
          <table:table-cell office:value-type="string" calcext:value-type="string">
            <text:p>zn-misc-harb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zn-misc-cl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-dojo</text:p>
          </table:table-cell>
          <table:table-cell office:value-type="string" calcext:value-type="string">
            <text:p>zn-misc-dojo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zn-rout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zn-rout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zn-nor</text:p>
          </table:table-cell>
          <table:table-cell office:value-type="string" calcext:value-type="string">
            <text:p>rout-2</text:p>
          </table:table-cell>
          <table:table-cell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zn-sou</text:p>
          </table:table-cell>
          <table:table-cell office:value-type="string" calcext:value-type="string">
            <text:p>rout-2</text:p>
          </table:table-cell>
          <table:table-cell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zn-rout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n-rout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zn-rout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zn-rout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zn-rout-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zn-rout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zn-rout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zn-rout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zn-rout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zn-rout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zn-rout-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zn-rout-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zn-rout-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zn-rout-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zn-rout-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zn-rout-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zn-rout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zn-rout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zn-rout-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zn-rout-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zn-rout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zn-rout-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zn-rout-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zn-rout-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zn-rout-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zn-rout-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zn-rout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zn-rout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n-rout-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zn-rout-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zn-rout-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zn-rout-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zn-rout-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zn-rout-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zn-rout-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zn-rout-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zn-rout-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zn-rout-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n-rout-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zn-rout-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zn-rout-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zn-rout-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zn-rout-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zn-rout-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zn-rout-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zn-dngn-d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<text:span text:style-name="T2">zn-rout</text:span>-31</text:p>
          </table:table-cell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<text:span text:style-name="T2">zn-rout</text:span>-45</text:p>
          </table:table-cell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zn-dngn-sp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zn-dngn-al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zn-ins</text:p>
          </table:table-cell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zn-dngn-u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zn-dngn-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zn-dngn-i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zn-dngn-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zn-dngn-gold-u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zn-b1f1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zn-b1f2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zn-dngn-p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zn-dngn-park-pre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zn-dngn-park-tue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zn-dngn-park-thu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zn-dngn-park-sat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zn-dngn-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zn-dngn-b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zn-dngn-b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zn-dngn-trail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zn-6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zn-7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zn-8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zn-9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zn-10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ligh</text:p>
          </table:table-cell>
          <table:table-cell office:value-type="string" calcext:value-type="string">
            <text:p>zn-dngn-l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igh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zn-6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aqua</text:p>
          </table:table-cell>
          <table:table-cell office:value-type="string" calcext:value-type="string">
            <text:p>zn-dngn-a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aqua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batt</text:p>
          </table:table-cell>
          <table:table-cell office:value-type="string" calcext:value-type="string">
            <text:p>zn-dngn-b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att-acce</text:p>
          </table:table-cell>
          <table:table-cell office:value-type="string" calcext:value-type="string">
            <text:p>zn-dngn-batt-acce</text:p>
          </table:table-cell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batt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whir</text:p>
          </table:table-cell>
          <table:table-cell office:value-type="string" calcext:value-type="string">
            <text:p>zn-dngn-wh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zn-bot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zn-dngn-em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</text:p>
          </table:table-cell>
          <table:table-cell office:value-type="string" calcext:value-type="string">
            <text:p>zn-dngn-m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zn-1fb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hide</text:p>
          </table:table-cell>
          <table:table-cell office:value-type="string" calcext:value-type="string">
            <text:p>zn-dngn-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hide</text:p>
          </table:table-cell>
          <table:table-cell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zn-b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zn-b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zn-dngn-la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ce</text:p>
          </table:table-cell>
          <table:table-cell office:value-type="string" calcext:value-type="string">
            <text:p>zn-dngn-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zn-dngn-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</text:p>
          </table:table-cell>
          <table:table-cell office:value-type="string" calcext:value-type="string">
            <text:p>zn-dngn-f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fall-room</text:p>
          </table:table-cell>
          <table:table-cell office:value-type="string" calcext:value-type="string">
            <text:p>zn-dngn-fall-room</text:p>
          </table:table-cell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rece-gate</text:p>
          </table:table-cell>
          <table:table-cell office:value-type="string" calcext:value-type="string">
            <text:p>zn-dngn-rece-g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</text:p>
          </table:table-cell>
          <table:table-cell office:value-type="string" calcext:value-type="string">
            <text:p>zn-dngn-r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indi</text:p>
          </table:table-cell>
          <table:table-cell office:value-type="string" calcext:value-type="string">
            <text:p>zn-dngn-in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indi-leag</text:p>
          </table:table-cell>
          <table:table-cell office:value-type="string" calcext:value-type="string">
            <text:p>zn-dngn-indi-leag</text:p>
          </table:table-cell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silv</text:p>
          </table:table-cell>
          <table:table-cell office:value-type="string" calcext:value-type="string">
            <text:p>zn-dngn-si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zn-1fr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zn-1f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zn-mou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zn-sno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sum</text:p>
          </table:table-cell>
          <table:table-cell office:value-type="string" calcext:value-type="string">
            <text:p>zn-sum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zn-dngn-v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zn-dngn-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</text:p>
          </table:table-cell>
          <table:table-cell office:value-type="string" calcext:value-type="string">
            <text:p>zn-dngn-mo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ceru</text:p>
          </table:table-cell>
          <table:table-cell office:value-type="string" calcext:value-type="string">
            <text:p>zn-dngn-c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rock</text:p>
          </table:table-cell>
          <table:table-cell office:value-type="string" calcext:value-type="string">
            <text:p>zn-dngn-r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pow</text:p>
          </table:table-cell>
          <table:table-cell office:value-type="string" calcext:value-type="string">
            <text:p>zn-dngn-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</text:p>
          </table:table-cell>
          <table:table-cell office:value-type="string" calcext:value-type="string">
            <text:p>zn-dngn-si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zn-dngn-silp-lob</text:p>
          </table:table-cell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silp-rot</text:p>
          </table:table-cell>
          <table:table-cell office:value-type="string" calcext:value-type="string">
            <text:p>zn-dngn-silp-rot</text:p>
          </table:table-cell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foam</text:p>
          </table:table-cell>
          <table:table-cell office:value-type="string" calcext:value-type="string">
            <text:p>zn-dngn-fo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gym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zn-b4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zn-dngn-c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zn-dngn-cl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</text:p>
          </table:table-cell>
          <table:table-cell office:value-type="string" calcext:value-type="string">
            <text:p>zn-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zn-saf-gate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zn-saf-plai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zn-saf-mead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zn-saf-sava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zn-saf-peak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zn-saf-rock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zn-saf-wet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zn-saf-fore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zn-saf-swam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zn-saf-mars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zn-saf-wast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zn-saf-moun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zn-saf-dese</text:p>
          </table:table-cell>
          <table:table-cell office:value-type="string" calcext:value-type="string">
            <text:p>sa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5-02-12T21:40:20.817756522</dc:date>
    <meta:editing-duration>PT21H57M16S</meta:editing-duration>
    <meta:editing-cycles>86</meta:editing-cycles>
    <meta:generator>LibreOffice/7.3.7.2$Linux_X86_64 LibreOffice_project/30$Build-2</meta:generator>
    <meta:document-statistic meta:table-count="1" meta:cell-count="652" meta:object-count="0"/>
  </office:meta>
</office:document-meta>
</file>